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1cm" svg:stroke-color="#0070c0" svg:stroke-opacity="100%" draw:stroke-linejoin="round" svg:stroke-linecap="round" draw:fill="none" fo:padding-top="0.16cm" fo:padding-bottom="0.16cm" fo:padding-left="0.285cm" fo:padding-right="0.285cm" draw:shadow="hidden"/>
    </style:style>
    <style:style style:name="gr2" style:family="graphic" style:parent-style-name="standard">
      <style:graphic-properties draw:stroke="solid" svg:stroke-width="0.026cm" svg:stroke-color="#000000" draw:marker-end="Marker_5f_0" draw:marker-end-width="0.321cm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3" style:family="graphic" style:parent-style-name="standard">
      <style:graphic-properties draw:stroke="none" draw:fill="none" draw:textarea-vertical-align="middle" fo:min-height="0.593cm" fo:min-width="2.54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solid" draw:fill-color="#b7dde8" draw:shadow="hidden"/>
    </style:style>
    <style:style style:name="gr5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6" style:family="graphic" style:parent-style-name="standard">
      <style:graphic-properties draw:stroke="none" draw:fill="none" draw:textarea-vertical-align="middle" fo:min-height="12.139cm" fo:min-width="2.54cm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none" draw:textarea-vertical-align="middle" fo:min-height="1.092cm" fo:min-width="2.54cm" fo:padding-top="0.141cm" fo:padding-bottom="0.141cm" fo:padding-left="0.141cm" fo:padding-right="0.141cm"/>
    </style:style>
    <style:style style:name="gr8" style:family="graphic" style:parent-style-name="standard">
      <style:graphic-properties draw:stroke="none" draw:fill="none" draw:textarea-vertical-align="middle" fo:min-height="0.497cm" fo:min-width="2.54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none" draw:textarea-vertical-align="middle" fo:min-height="2.877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textarea-vertical-align="middle" fo:min-height="4.067cm" fo:min-width="2.54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none" draw:textarea-vertical-align="middle" fo:min-height="2.282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none" draw:textarea-vertical-align="middle" fo:min-height="1.687cm" fo:min-width="2.54cm" fo:padding-top="0.141cm" fo:padding-bottom="0.141cm" fo:padding-left="0.141cm" fo:padding-right="0.141cm"/>
    </style:style>
    <style:style style:name="gr13" style:family="graphic" style:parent-style-name="standard">
      <style:graphic-properties draw:stroke="none" draw:fill="none" draw:textarea-vertical-align="middle" fo:min-height="0.636cm" fo:min-width="2.54cm" fo:padding-top="0.141cm" fo:padding-bottom="0.141cm" fo:padding-left="0.141cm" fo:padding-right="0.141cm"/>
    </style:style>
    <style:style style:name="gr14" style:family="graphic" style:parent-style-name="standard">
      <style:graphic-properties draw:stroke="none" draw:fill="none" draw:textarea-vertical-align="middle" fo:min-height="3.218cm" fo:min-width="2.54cm" fo:padding-top="0.141cm" fo:padding-bottom="0.141cm" fo:padding-left="0.141cm" fo:padding-right="0.141cm"/>
    </style:style>
    <style:style style:name="gr15" style:family="graphic" style:parent-style-name="standard">
      <style:graphic-properties draw:stroke="none" draw:fill="none" draw:textarea-vertical-align="middle" fo:min-height="14.639cm" fo:min-width="2.54cm" fo:padding-top="0.141cm" fo:padding-bottom="0.141cm" fo:padding-left="0.141cm" fo:padding-right="0.141cm"/>
    </style:style>
    <style:style style:name="gr16" style:family="graphic" style:parent-style-name="standard">
      <style:graphic-properties draw:stroke="none" draw:fill="none" draw:textarea-vertical-align="middle" fo:min-height="1.725cm" fo:min-width="2.54cm" fo:padding-top="0.141cm" fo:padding-bottom="0.141cm" fo:padding-left="0.141cm" fo:padding-right="0.141cm"/>
    </style:style>
    <style:style style:name="gr17" style:family="graphic" style:parent-style-name="standard">
      <style:graphic-properties draw:stroke="none" draw:fill="none" draw:textarea-vertical-align="middle" fo:min-height="0.425cm" fo:min-width="2.54cm" fo:padding-top="0.141cm" fo:padding-bottom="0.141cm" fo:padding-left="0.141cm" fo:padding-right="0.141cm"/>
    </style:style>
    <style:style style:name="gr18" style:family="graphic" style:parent-style-name="standard">
      <style:graphic-properties draw:stroke="solid" svg:stroke-width="0.026cm" svg:stroke-color="#000000" draw:marker-end="Marker_5f_1" draw:marker-end-width="0.225cm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19" style:family="graphic" style:parent-style-name="standard">
      <style:graphic-properties draw:stroke="solid" svg:stroke-width="0.026cm" svg:stroke-color="#000000" draw:marker-start="Marker_5f_1" draw:marker-start-width="0.225cm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20" style:family="graphic" style:parent-style-name="standard">
      <style:graphic-properties draw:stroke="solid" svg:stroke-width="0.026cm" svg:stroke-color="#000000" draw:marker-start="Marker_5f_1" draw:marker-start-width="0.225cm" draw:marker-end="Marker_5f_0" draw:marker-end-width="0.321cm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21" style:family="graphic" style:parent-style-name="standard">
      <style:graphic-properties draw:stroke="solid" svg:stroke-width="0.026cm" svg:stroke-color="#000000" draw:marker-start="Marker_5f_0" draw:marker-start-width="0.321cm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22" style:family="graphic" style:parent-style-name="standard">
      <style:graphic-properties draw:stroke="none" draw:fill="none" draw:textarea-vertical-align="middle" fo:min-height="0.933cm" fo:min-width="2.54cm" fo:padding-top="0.141cm" fo:padding-bottom="0.141cm" fo:padding-left="0.141cm" fo:padding-right="0.141cm"/>
    </style:style>
    <style:style style:name="gr23" style:family="graphic" style:parent-style-name="standard">
      <style:graphic-properties draw:stroke="none" draw:fill="none" draw:textarea-vertical-align="middle" fo:min-height="1.949cm" fo:min-width="2.54cm" fo:padding-top="0.141cm" fo:padding-bottom="0.141cm" fo:padding-left="0.141cm" fo:padding-right="0.141cm"/>
    </style:style>
    <style:style style:name="gr24" style:family="graphic" style:parent-style-name="objectwithoutfill">
      <style:graphic-properties svg:stroke-width="0.03cm" draw:marker-start-width="0.295cm" draw:marker-end-width="0.295cm" draw:fill="none" draw:textarea-vertical-align="middle" fo:padding-top="0.14cm" fo:padding-bottom="0.14cm" fo:padding-left="0.265cm" fo:padding-right="0.265cm"/>
    </style:style>
    <style:style style:name="gr25" style:family="graphic" style:parent-style-name="objectwithoutfill">
      <style:graphic-properties svg:stroke-width="0.026cm" draw:marker-start-width="0.239cm" draw:marker-end="Marker_5f_0" draw:marker-end-width="0.36cm" draw:fill="none" draw:textarea-vertical-align="middle" fo:padding-top="0.138cm" fo:padding-bottom="0.138cm" fo:padding-left="0.263cm" fo:padding-right="0.263cm"/>
    </style:style>
    <style:style style:name="gr26" style:family="graphic" style:parent-style-name="objectwithoutfill">
      <style:graphic-properties svg:stroke-width="0.026cm" draw:marker-start-width="0.233cm" draw:marker-end="Marker_5f_0" draw:marker-end-width="0.354cm" draw:fill="none" draw:textarea-vertical-align="middle" fo:padding-top="0.138cm" fo:padding-bottom="0.138cm" fo:padding-left="0.263cm" fo:padding-right="0.263cm"/>
    </style:style>
    <style:style style:name="gr27" style:family="graphic" style:parent-style-name="objectwithoutfill">
      <style:graphic-properties svg:stroke-width="0.03cm" draw:marker-start-width="0.295cm" draw:marker-end-width="0.095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solid" draw:fill-color="#b7dde8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start"/>
    </style:style>
    <style:style style:name="T1" style:family="text">
      <style:text-properties fo:color="#000000" style:font-name="Calibri1" fo:font-size="14pt" style:font-name-asian="Calibri1" style:font-size-asian="14pt" style:font-name-complex="Calibri1" style:font-size-complex="14pt"/>
    </style:style>
    <style:style style:name="T2" style:family="text">
      <style:text-properties fo:color="#000000" style:font-name="Calibri1" fo:font-size="18pt" fo:font-weight="bold" style:font-name-asian="Calibri1" style:font-size-asian="18pt" style:font-weight-asian="bold" style:font-name-complex="Calibri1" style:font-size-complex="18pt" style:font-weight-complex="bold"/>
    </style:style>
    <style:style style:name="T3" style:family="text">
      <style:text-properties fo:color="#000000" style:font-name="Calibri1" fo:font-size="14pt" fo:background-color="#ffffff" style:font-name-asian="Calibri1" style:font-size-asian="14pt" style:font-name-complex="Calibri1" style:font-size-complex="14pt"/>
    </style:style>
    <style:style style:name="T4" style:family="text">
      <style:text-properties fo:color="#000000" style:font-name="Calibri1" fo:font-size="12pt" style:font-name-asian="Calibri1" style:font-size-asian="12pt" style:font-name-complex="Calibri1" style:font-size-complex="12pt"/>
    </style:style>
    <style:style style:name="T5" style:family="text">
      <style:text-properties fo:color="#000000" style:font-name="Calibri1" fo:font-size="12pt" fo:background-color="#ffffff" style:font-name-asian="Calibri1" style:font-size-asian="12pt" style:font-name-complex="Calibri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polygon draw:style-name="gr1" draw:text-style-name="P1" draw:layer="layout" svg:width="30.3cm" svg:height="25.25cm" svg:x="5.4cm" svg:y="2.7cm" svg:viewBox="0 0 30301 25251" draw:points="0,25251 30301,25251 30301,0 0,0">
          <text:p/>
        </draw:polygon>
        <draw:g>
          <draw:line draw:style-name="gr2" draw:text-style-name="P1" draw:layer="layout" svg:x1="1.829cm" svg:y1="3.5cm" svg:x2="5.329cm" svg:y2="3.5cm">
            <text:p/>
          </draw:line>
          <draw:frame draw:style-name="gr3" draw:text-style-name="P1" draw:layer="layout" svg:width="2.469cm" svg:height="0.875cm" svg:x="2.344cm" svg:y="3.062cm">
            <draw:text-box>
              <text:p text:style-name="P2"><text:span text:style-name="T1">Ck/Reset</text:span></text:p>
            </draw:text-box>
          </draw:frame>
        </draw:g>
        <draw:g>
          <draw:line draw:style-name="gr2" draw:text-style-name="P1" draw:layer="layout" svg:x1="1.829cm" svg:y1="3.95cm" svg:x2="5.329cm" svg:y2="3.95cm">
            <text:p/>
          </draw:line>
          <draw:frame draw:style-name="gr3" draw:text-style-name="P1" draw:layer="layout" svg:width="2.469cm" svg:height="0.875cm" svg:x="2.344cm" svg:y="3.513cm">
            <draw:text-box>
              <text:p text:style-name="P2"><text:span text:style-name="T1">Vdd/Vss</text:span></text:p>
            </draw:text-box>
          </draw:frame>
        </draw:g>
        <draw:g>
          <draw:g>
            <draw:polygon draw:style-name="gr4" draw:text-style-name="P3" draw:layer="layout" svg:width="3.2cm" svg:height="12.421cm" svg:x="18.48cm" svg:y="11.7cm" svg:viewBox="0 0 3201 12422" draw:points="0,12422 3201,12422 3201,0 0,0">
              <text:p/>
            </draw:polygon>
            <draw:polygon draw:style-name="gr5" draw:text-style-name="P1" draw:layer="layout" svg:width="3.2cm" svg:height="12.421cm" svg:x="18.48cm" svg:y="11.7cm" svg:viewBox="0 0 3201 12422" draw:points="0,12422 3201,12422 3201,0 0,0">
              <text:p/>
            </draw:polygon>
          </draw:g>
          <draw:frame draw:style-name="gr6" draw:text-style-name="P1" draw:layer="layout" svg:width="3.2cm" svg:height="12.421cm" svg:x="18.48cm" svg:y="11.7cm">
            <draw:text-box>
              <text:p text:style-name="P2"><text:span text:style-name="T2">REG</text:span></text:p>
            </draw:text-box>
          </draw:frame>
        </draw:g>
        <draw:line draw:style-name="gr5" draw:text-style-name="P1" draw:layer="layout" svg:x1="5.4cm" svg:y1="3.5cm" svg:x2="32.999cm" svg:y2="3.5cm">
          <text:p/>
        </draw:line>
        <draw:line draw:style-name="gr5" draw:text-style-name="P1" draw:layer="layout" svg:x1="5.4cm" svg:y1="3.95cm" svg:x2="32.999cm" svg:y2="3.95cm">
          <text:p/>
        </draw:line>
        <draw:g>
          <draw:line draw:style-name="gr2" draw:text-style-name="P1" draw:layer="layout" svg:x1="1.842cm" svg:y1="6.7cm" svg:x2="5.342cm" svg:y2="6.7cm">
            <text:p/>
          </draw:line>
          <draw:frame draw:style-name="gr7" draw:text-style-name="P1" draw:layer="layout" svg:width="3.5cm" svg:height="1.374cm" svg:x="1.842cm" svg:y="6.014cm">
            <draw:text-box>
              <text:p text:style-name="P2"><text:span text:style-name="T3">if2dec_empty</text:span></text:p>
              <text:p text:style-name="P2"><text:span text:style-name="T3">if_ir</text:span></text:p>
            </draw:text-box>
          </draw:frame>
        </draw:g>
        <draw:g>
          <draw:line draw:style-name="gr2" draw:text-style-name="P1" draw:layer="layout" svg:x1="1.5cm" svg:y1="24.7cm" svg:x2="5.399cm" svg:y2="24.7cm">
            <text:p/>
          </draw:line>
          <draw:frame draw:style-name="gr8" draw:text-style-name="P1" draw:layer="layout" svg:width="3.9cm" svg:height="0.779cm" svg:x="1.5cm" svg:y="24.311cm">
            <draw:text-box>
              <text:p text:style-name="P2"><text:span text:style-name="T3">if2dec_pop</text:span></text:p>
            </draw:text-box>
          </draw:frame>
        </draw:g>
        <draw:g>
          <draw:line draw:style-name="gr2" draw:text-style-name="P1" draw:layer="layout" svg:x1="35.7cm" svg:y1="22.7cm" svg:x2="40.589cm" svg:y2="22.7cm">
            <text:p/>
          </draw:line>
          <draw:frame draw:style-name="gr8" draw:text-style-name="P1" draw:layer="layout" svg:width="4.89cm" svg:height="0.779cm" svg:x="35.7cm" svg:y="22.311cm">
            <draw:text-box>
              <text:p text:style-name="P2"><text:span text:style-name="T3">dec2if_empty</text:span></text:p>
            </draw:text-box>
          </draw:frame>
        </draw:g>
        <draw:g>
          <draw:line draw:style-name="gr2" draw:text-style-name="P1" draw:layer="layout" svg:x1="35.7cm" svg:y1="19.7cm" svg:x2="40.589cm" svg:y2="19.7cm">
            <text:p/>
          </draw:line>
          <draw:frame draw:style-name="gr8" draw:text-style-name="P1" draw:layer="layout" svg:width="4.89cm" svg:height="0.779cm" svg:x="35.7cm" svg:y="19.311cm">
            <draw:text-box>
              <text:p text:style-name="P2"><text:span text:style-name="T3">dec_pop</text:span></text:p>
            </draw:text-box>
          </draw:frame>
        </draw:g>
        <draw:g>
          <draw:line draw:style-name="gr2" draw:text-style-name="P1" draw:layer="layout" svg:x1="35.7cm" svg:y1="23.2cm" svg:x2="40.589cm" svg:y2="23.2cm">
            <text:p/>
          </draw:line>
          <draw:frame draw:style-name="gr8" draw:text-style-name="P1" draw:layer="layout" svg:width="4.89cm" svg:height="0.779cm" svg:x="35.7cm" svg:y="22.811cm">
            <draw:text-box>
              <text:p text:style-name="P2"><text:span text:style-name="T3">dec_pc</text:span></text:p>
            </draw:text-box>
          </draw:frame>
        </draw:g>
        <draw:g>
          <draw:line draw:style-name="gr2" draw:text-style-name="P1" draw:layer="layout" svg:x1="35.705cm" svg:y1="5.771cm" svg:x2="40.999cm" svg:y2="5.771cm">
            <text:p/>
          </draw:line>
          <draw:frame draw:style-name="gr9" draw:text-style-name="P1" draw:layer="layout" svg:width="5.295cm" svg:height="3.159cm" svg:x="35.705cm" svg:y="4.192cm">
            <draw:text-box>
              <text:p text:style-name="P2"><text:span text:style-name="T3">dec_op1</text:span></text:p>
              <text:p text:style-name="P2"><text:span text:style-name="T3">dec_op2</text:span></text:p>
              <text:p text:style-name="P2"><text:span text:style-name="T3">dec_exe_dst</text:span></text:p>
              <text:p text:style-name="P2"><text:span text:style-name="T3">dec_exe_wb</text:span></text:p>
              <text:p text:style-name="P2"><text:span text:style-name="T3">dec_flag_wb</text:span></text:p>
            </draw:text-box>
          </draw:frame>
        </draw:g>
        <draw:g>
          <draw:line draw:style-name="gr2" draw:text-style-name="P1" draw:layer="layout" svg:x1="35.705cm" svg:y1="9.45cm" svg:x2="40.999cm" svg:y2="9.45cm">
            <text:p/>
          </draw:line>
          <draw:frame draw:style-name="gr10" draw:text-style-name="P1" draw:layer="layout" svg:width="5.295cm" svg:height="4.349cm" svg:x="35.705cm" svg:y="7.276cm">
            <draw:text-box>
              <text:p text:style-name="P2"><text:span text:style-name="T3">dec_shift_lsl</text:span></text:p>
              <text:p text:style-name="P2"><text:span text:style-name="T3">dec_shift_lsr</text:span></text:p>
              <text:p text:style-name="P2"><text:span text:style-name="T3">dec_shift_asr</text:span></text:p>
              <text:p text:style-name="P2"><text:span text:style-name="T3">dec_shift_ror</text:span></text:p>
              <text:p text:style-name="P2"><text:span text:style-name="T3">dec_shift_rrx</text:span></text:p>
              <text:p text:style-name="P2"><text:span text:style-name="T3">dec_shift_val</text:span></text:p>
              <text:p text:style-name="P2"><text:span text:style-name="T3">dec_cy</text:span></text:p>
            </draw:text-box>
          </draw:frame>
        </draw:g>
        <draw:g>
          <draw:line draw:style-name="gr2" draw:text-style-name="P1" draw:layer="layout" svg:x1="35.705cm" svg:y1="14.016cm" svg:x2="40.999cm" svg:y2="14.016cm">
            <text:p/>
          </draw:line>
          <draw:frame draw:style-name="gr10" draw:text-style-name="P1" draw:layer="layout" svg:width="5.295cm" svg:height="4.349cm" svg:x="35.705cm" svg:y="11.842cm">
            <draw:text-box>
              <text:p text:style-name="P2"><text:span text:style-name="T3">dec_comp_</text:span><text:span text:style-name="T3">op1</text:span></text:p>
              <text:p text:style-name="P2"><text:span text:style-name="T3">dec_comp_</text:span><text:span text:style-name="T3">op2</text:span></text:p>
              <text:p text:style-name="P2"><text:span text:style-name="T3">dec_alu_cy</text:span></text:p>
              <text:p text:style-name="P2"><text:span text:style-name="T3">dec_alu_ad</text:span><text:span text:style-name="T3">d</text:span></text:p>
              <text:p text:style-name="P2"><text:span text:style-name="T3">dec_alu_an</text:span><text:span text:style-name="T3">d</text:span></text:p>
              <text:p text:style-name="P2"><text:span text:style-name="T3">dec_alu_or</text:span></text:p>
              <text:p text:style-name="P2"><text:span text:style-name="T3">dec_alu_xo</text:span><text:span text:style-name="T3">r</text:span></text:p>
            </draw:text-box>
          </draw:frame>
        </draw:g>
        <draw:g>
          <draw:line draw:style-name="gr2" draw:text-style-name="P1" draw:layer="layout" svg:x1="35.7cm" svg:y1="17.7cm" svg:x2="40.994cm" svg:y2="17.7cm">
            <text:p/>
          </draw:line>
          <draw:frame draw:style-name="gr11" draw:text-style-name="P1" draw:layer="layout" svg:width="5.295cm" svg:height="2.564cm" svg:x="35.7cm" svg:y="16.419cm">
            <draw:text-box>
              <text:p text:style-name="P2"><text:span text:style-name="T3">dec_mem_lw</text:span></text:p>
              <text:p text:style-name="P2"><text:span text:style-name="T3">dec_mem_lb</text:span></text:p>
              <text:p text:style-name="P2"><text:span text:style-name="T3">dec_mem_sw</text:span></text:p>
              <text:p text:style-name="P2"><text:span text:style-name="T3">dec_mem_sb</text:span></text:p>
            </draw:text-box>
          </draw:frame>
        </draw:g>
        <draw:g>
          <draw:line draw:style-name="gr2" draw:text-style-name="P1" draw:layer="layout" svg:x1="1.428cm" svg:y1="18.7cm" svg:x2="5.4cm" svg:y2="18.7cm">
            <text:p/>
          </draw:line>
          <draw:frame draw:style-name="gr9" draw:text-style-name="P1" draw:layer="layout" svg:width="3.972cm" svg:height="3.159cm" svg:x="1.428cm" svg:y="17.121cm">
            <draw:text-box>
              <text:p text:style-name="P2"><text:span text:style-name="T3">exe_c</text:span></text:p>
              <text:p text:style-name="P2"><text:span text:style-name="T3">exe_v</text:span></text:p>
              <text:p text:style-name="P2"><text:span text:style-name="T3">exe_n</text:span></text:p>
              <text:p text:style-name="P2"><text:span text:style-name="T3">exe_z</text:span></text:p>
              <text:p text:style-name="P2"><text:span text:style-name="T3">exec_flag_</text:span><text:span text:style-name="T3">wb</text:span></text:p>
            </draw:text-box>
          </draw:frame>
        </draw:g>
        <draw:g>
          <draw:line draw:style-name="gr2" draw:text-style-name="P1" draw:layer="layout" svg:x1="35.7cm" svg:y1="25.7cm" svg:x2="40.678cm" svg:y2="25.7cm">
            <text:p/>
          </draw:line>
          <draw:frame draw:style-name="gr8" draw:text-style-name="P1" draw:layer="layout" svg:width="4.979cm" svg:height="0.779cm" svg:x="35.7cm" svg:y="25.311cm">
            <draw:text-box>
              <text:p text:style-name="P2"><text:span text:style-name="T3">d</text:span><text:span text:style-name="T3">e</text:span><text:span text:style-name="T3">c</text:span><text:span text:style-name="T3">2</text:span><text:span text:style-name="T3">e</text:span><text:span text:style-name="T3">x</text:span><text:span text:style-name="T3">e</text:span><text:span text:style-name="T3">_</text:span><text:span text:style-name="T3">e</text:span><text:span text:style-name="T3">m</text:span><text:span text:style-name="T3">p</text:span><text:span text:style-name="T3">t</text:span><text:span text:style-name="T3">y</text:span></text:p>
            </draw:text-box>
          </draw:frame>
        </draw:g>
        <draw:g>
          <draw:line draw:style-name="gr2" draw:text-style-name="P1" draw:layer="layout" svg:x1="1.5cm" svg:y1="25.7cm" svg:x2="5.4cm" svg:y2="25.7cm">
            <text:p/>
          </draw:line>
          <draw:frame draw:style-name="gr8" draw:text-style-name="P1" draw:layer="layout" svg:width="3.9cm" svg:height="0.779cm" svg:x="1.5cm" svg:y="25.311cm">
            <draw:text-box>
              <text:p text:style-name="P2"><text:span text:style-name="T3">exe2dec_pop</text:span></text:p>
            </draw:text-box>
          </draw:frame>
        </draw:g>
        <draw:g>
          <draw:line draw:style-name="gr2" draw:text-style-name="P1" draw:layer="layout" svg:x1="1.526cm" svg:y1="23.384cm" svg:x2="5.399cm" svg:y2="23.384cm">
            <text:p/>
          </draw:line>
          <draw:frame draw:style-name="gr12" draw:text-style-name="P1" draw:layer="layout" svg:width="3.874cm" svg:height="1.969cm" svg:x="1.526cm" svg:y="22.4cm">
            <draw:text-box>
              <text:p text:style-name="P2"><text:span text:style-name="T3">mem_res</text:span></text:p>
              <text:p text:style-name="P2"><text:span text:style-name="T3">mem_dest</text:span></text:p>
              <text:p text:style-name="P2"><text:span text:style-name="T3">mem_wb</text:span></text:p>
            </draw:text-box>
          </draw:frame>
        </draw:g>
        <draw:frame draw:style-name="gr13" draw:text-style-name="P1" draw:layer="layout" svg:width="2.6cm" svg:height="0.918cm" svg:x="5.469cm" svg:y="27.018cm">
          <draw:text-box>
            <text:p text:style-name="P2"><text:span text:style-name="T2">DECOD</text:span></text:p>
          </draw:text-box>
        </draw:frame>
        <draw:g>
          <draw:g>
            <draw:polygon draw:style-name="gr4" draw:text-style-name="P3" draw:layer="layout" svg:width="2.6cm" svg:height="3.5cm" svg:x="25.6cm" svg:y="21.45cm" svg:viewBox="0 0 2601 3501" draw:points="0,3501 2601,3501 2601,0 0,0">
              <text:p/>
            </draw:polygon>
            <draw:polygon draw:style-name="gr5" draw:text-style-name="P1" draw:layer="layout" svg:width="2.6cm" svg:height="3.5cm" svg:x="25.6cm" svg:y="21.45cm" svg:viewBox="0 0 2601 3501" draw:points="0,3501 2601,3501 2601,0 0,0">
              <text:p/>
            </draw:polygon>
          </draw:g>
          <draw:frame draw:style-name="gr14" draw:text-style-name="P1" draw:layer="layout" svg:width="2.6cm" svg:height="3.5cm" svg:x="25.6cm" svg:y="21.45cm">
            <draw:text-box>
              <text:p text:style-name="P2"><text:span text:style-name="T2">dec2if</text:span></text:p>
            </draw:text-box>
          </draw:frame>
        </draw:g>
        <draw:g>
          <draw:g>
            <draw:polygon draw:style-name="gr4" draw:text-style-name="P3" draw:layer="layout" svg:width="2.6cm" svg:height="3.5cm" svg:x="30.6cm" svg:y="23.7cm" svg:viewBox="0 0 2601 3501" draw:points="0,3501 2601,3501 2601,0 0,0">
              <text:p/>
            </draw:polygon>
            <draw:polygon draw:style-name="gr5" draw:text-style-name="P1" draw:layer="layout" svg:width="2.6cm" svg:height="3.5cm" svg:x="30.6cm" svg:y="23.7cm" svg:viewBox="0 0 2601 3501" draw:points="0,3501 2601,3501 2601,0 0,0">
              <text:p/>
            </draw:polygon>
          </draw:g>
          <draw:frame draw:style-name="gr14" draw:text-style-name="P1" draw:layer="layout" svg:width="2.6cm" svg:height="3.5cm" svg:x="30.6cm" svg:y="23.7cm">
            <draw:text-box>
              <text:p text:style-name="P2"><text:span text:style-name="T2">dec</text:span><text:span text:style-name="T2">2ex</text:span><text:span text:style-name="T2">e</text:span></text:p>
            </draw:text-box>
          </draw:frame>
        </draw:g>
        <draw:g>
          <draw:g>
            <draw:polygon draw:style-name="gr4" draw:text-style-name="P3" draw:layer="layout" svg:width="3.096cm" svg:height="14.921cm" svg:x="10.452cm" svg:y="5.279cm" svg:viewBox="0 0 3097 14922" draw:points="0,14922 3097,14922 3097,0 0,0">
              <text:p/>
            </draw:polygon>
            <draw:polygon draw:style-name="gr5" draw:text-style-name="P1" draw:layer="layout" svg:width="3.096cm" svg:height="14.921cm" svg:x="10.452cm" svg:y="5.279cm" svg:viewBox="0 0 3097 14922" draw:points="0,14922 3097,14922 3097,0 0,0">
              <text:p/>
            </draw:polygon>
          </draw:g>
          <draw:frame draw:style-name="gr15" draw:text-style-name="P1" draw:layer="layout" svg:width="3.096cm" svg:height="14.921cm" svg:x="10.452cm" svg:y="5.279cm">
            <draw:text-box>
              <text:p text:style-name="P2"><text:span text:style-name="T2">FSM</text:span></text:p>
            </draw:text-box>
          </draw:frame>
        </draw:g>
        <draw:g>
          <draw:g>
            <draw:polygon draw:style-name="gr4" draw:text-style-name="P3" draw:layer="layout" svg:width="3.2cm" svg:height="2.007cm" svg:x="26cm" svg:y="5.071cm" svg:viewBox="0 0 3201 2008" draw:points="0,2008 3201,2008 3201,0 0,0">
              <text:p/>
            </draw:polygon>
            <draw:polygon draw:style-name="gr5" draw:text-style-name="P1" draw:layer="layout" svg:width="3.2cm" svg:height="2.007cm" svg:x="26cm" svg:y="5.071cm" svg:viewBox="0 0 3201 2008" draw:points="0,2008 3201,2008 3201,0 0,0">
              <text:p/>
            </draw:polygon>
          </draw:g>
          <draw:frame draw:style-name="gr16" draw:text-style-name="P1" draw:layer="layout" svg:width="3.2cm" svg:height="2.007cm" svg:x="26cm" svg:y="5.071cm">
            <draw:text-box>
              <text:p text:style-name="P2"><text:span text:style-name="T2">FSM_ST</text:span></text:p>
            </draw:text-box>
          </draw:frame>
        </draw:g>
        <draw:line draw:style-name="gr2" draw:text-style-name="P1" draw:layer="layout" svg:x1="5.4cm" svg:y1="25.7cm" svg:x2="30.599cm" svg:y2="25.7cm">
          <text:p/>
        </draw:line>
        <draw:line draw:style-name="gr2" draw:text-style-name="P1" draw:layer="layout" svg:x1="33.2cm" svg:y1="25.7cm" svg:x2="35.699cm" svg:y2="25.7cm">
          <text:p/>
        </draw:line>
        <draw:line draw:style-name="gr5" draw:text-style-name="P1" draw:layer="layout" svg:x1="28.2cm" svg:y1="23.2cm" svg:x2="36.2cm" svg:y2="23.2cm">
          <text:p/>
        </draw:line>
        <draw:line draw:style-name="gr5" draw:text-style-name="P1" draw:layer="layout" svg:x1="4.816cm" svg:y1="24.7cm" svg:x2="25.6cm" svg:y2="24.7cm">
          <text:p/>
        </draw:line>
        <draw:line draw:style-name="gr5" draw:text-style-name="P1" draw:layer="layout" svg:x1="28.2cm" svg:y1="22.7cm" svg:x2="35.699cm" svg:y2="22.7cm">
          <text:p/>
        </draw:line>
        <draw:line draw:style-name="gr2" draw:text-style-name="P1" draw:layer="layout" svg:x1="5.4cm" svg:y1="23.391cm" svg:x2="18.4cm" svg:y2="23.391cm">
          <text:p/>
        </draw:line>
        <draw:frame draw:style-name="gr17" draw:text-style-name="P1" draw:layer="layout" svg:width="1.418cm" svg:height="0.707cm" svg:x="18.265cm" svg:y="23.047cm">
          <draw:text-box>
            <text:p text:style-name="P2"><text:span text:style-name="T4">WP2</text:span></text:p>
          </draw:text-box>
        </draw:frame>
        <draw:g>
          <draw:line draw:style-name="gr2" draw:text-style-name="P1" draw:layer="layout" svg:x1="13.6cm" svg:y1="5.7cm" svg:x2="26cm" svg:y2="5.7cm">
            <text:p/>
          </draw:line>
          <draw:frame draw:style-name="gr17" draw:text-style-name="P1" draw:layer="layout" svg:width="12.4cm" svg:height="0.707cm" svg:x="13.6cm" svg:y="5.347cm">
            <draw:text-box>
              <text:p text:style-name="P2"><text:span text:style-name="T5">cur_state</text:span></text:p>
            </draw:text-box>
          </draw:frame>
        </draw:g>
        <draw:g>
          <draw:line draw:style-name="gr2" draw:text-style-name="P1" draw:layer="layout" svg:x1="1.428cm" svg:y1="21.489cm" svg:x2="5.4cm" svg:y2="21.489cm">
            <text:p/>
          </draw:line>
          <draw:frame draw:style-name="gr12" draw:text-style-name="P1" draw:layer="layout" svg:width="3.972cm" svg:height="1.969cm" svg:x="1.428cm" svg:y="20.505cm">
            <draw:text-box>
              <text:p text:style-name="P2"><text:span text:style-name="T3">exe_res</text:span></text:p>
              <text:p text:style-name="P2"><text:span text:style-name="T3">exe_dest</text:span></text:p>
              <text:p text:style-name="P2"><text:span text:style-name="T3">exe_wb</text:span></text:p>
            </draw:text-box>
          </draw:frame>
        </draw:g>
        <draw:line draw:style-name="gr2" draw:text-style-name="P1" draw:layer="layout" svg:x1="5.4cm" svg:y1="21.493cm" svg:x2="18.4cm" svg:y2="21.493cm">
          <text:p/>
        </draw:line>
        <draw:frame draw:style-name="gr17" draw:text-style-name="P1" draw:layer="layout" svg:width="1.418cm" svg:height="0.707cm" svg:x="18.321cm" svg:y="21.17cm">
          <draw:text-box>
            <text:p text:style-name="P2"><text:span text:style-name="T4">WP1</text:span></text:p>
          </draw:text-box>
        </draw:frame>
        <draw:polyline draw:style-name="gr2" draw:text-style-name="P1" draw:layer="layout" svg:width="13cm" svg:height="2.007cm" svg:x="5.4cm" svg:y="18.694cm" svg:viewBox="0 0 13001 2008" draw:points="0,0 862,0 862,2008 13001,2008">
          <text:p/>
        </draw:polyline>
        <draw:line draw:style-name="gr2" draw:text-style-name="P1" draw:layer="layout" svg:x1="5.342cm" svg:y1="6.7cm" svg:x2="10.399cm" svg:y2="6.7cm">
          <text:p/>
        </draw:line>
        <draw:line draw:style-name="gr18" draw:text-style-name="P1" draw:layer="layout" svg:x1="13.6cm" svg:y1="7.7cm" svg:x2="33cm" svg:y2="7.7cm">
          <text:p/>
        </draw:line>
        <draw:polyline draw:style-name="gr5" draw:text-style-name="P1" draw:layer="layout" svg:width="2.783cm" svg:height="8.244cm" svg:x="32.959cm" svg:y="5.771cm" svg:viewBox="0 0 2784 8245" draw:points="2784,0 0,0 0,8245">
          <text:p/>
        </draw:polyline>
        <draw:line draw:style-name="gr19" draw:text-style-name="P1" draw:layer="layout" svg:x1="32.9cm" svg:y1="9.445cm" svg:x2="35.7cm" svg:y2="9.445cm">
          <text:p/>
        </draw:line>
        <draw:line draw:style-name="gr5" draw:text-style-name="P1" draw:layer="layout" svg:x1="33cm" svg:y1="14.016cm" svg:x2="35.705cm" svg:y2="14.016cm">
          <text:p/>
        </draw:line>
        <draw:polyline draw:style-name="gr2" draw:text-style-name="P1" draw:layer="layout" svg:width="22.1cm" svg:height="9.3cm" svg:x="13.6cm" svg:y="8.4cm" svg:viewBox="0 0 22101 9301" draw:points="0,0 17402,0 17402,9301 22101,9301">
          <text:p/>
        </draw:polyline>
        <draw:polyline draw:style-name="gr2" draw:text-style-name="P1" draw:layer="layout" svg:width="22.1cm" svg:height="10.5cm" svg:x="13.6cm" svg:y="9.2cm" svg:viewBox="0 0 22101 10501" draw:points="0,0 16401,0 16401,10501 22101,10501">
          <text:p/>
        </draw:polyline>
        <draw:line draw:style-name="gr20" draw:text-style-name="P1" draw:layer="layout" svg:x1="27cm" svg:y1="3.4cm" svg:x2="27cm" svg:y2="5.071cm">
          <text:p/>
        </draw:line>
        <draw:line draw:style-name="gr20" draw:text-style-name="P1" draw:layer="layout" svg:x1="28.2cm" svg:y1="3.8cm" svg:x2="28.2cm" svg:y2="5.1cm">
          <text:p/>
        </draw:line>
        <draw:line draw:style-name="gr20" draw:text-style-name="P1" draw:layer="layout" svg:x1="30.214cm" svg:y1="3.395cm" svg:x2="30.214cm" svg:y2="4.966cm">
          <text:p/>
        </draw:line>
        <draw:line draw:style-name="gr20" draw:text-style-name="P1" draw:layer="layout" svg:x1="31.214cm" svg:y1="3.845cm" svg:x2="31.214cm" svg:y2="4.966cm">
          <text:p/>
        </draw:line>
        <draw:line draw:style-name="gr20" draw:text-style-name="P1" draw:layer="layout" svg:x1="12cm" svg:y1="3.8cm" svg:x2="12cm" svg:y2="5.278cm">
          <text:p/>
        </draw:line>
        <draw:g>
          <draw:line draw:style-name="gr2" draw:text-style-name="P1" draw:layer="layout" svg:x1="13.6cm" svg:y1="19.986cm" svg:x2="18.479cm" svg:y2="19.986cm">
            <text:p/>
          </draw:line>
          <draw:frame draw:style-name="gr17" draw:text-style-name="P1" draw:layer="layout" svg:width="4.88cm" svg:height="0.707cm" svg:x="13.6cm" svg:y="19.633cm">
            <draw:text-box>
              <text:p text:style-name="P2"><text:span text:style-name="T5">radr1-3</text:span></text:p>
            </draw:text-box>
          </draw:frame>
        </draw:g>
        <draw:g>
          <draw:line draw:style-name="gr21" draw:text-style-name="P1" draw:layer="layout" svg:x1="13.6cm" svg:y1="19.2cm" svg:x2="18.479cm" svg:y2="19.2cm">
            <text:p/>
          </draw:line>
          <draw:frame draw:style-name="gr22" draw:text-style-name="P1" draw:layer="layout" svg:width="4.88cm" svg:height="1.215cm" svg:x="13.6cm" svg:y="18.593cm">
            <draw:text-box>
              <text:p text:style-name="P2"><text:span text:style-name="T5">reg_rd1-3</text:span></text:p>
              <text:p text:style-name="P2"><text:span text:style-name="T5">reg_v1-3</text:span></text:p>
            </draw:text-box>
          </draw:frame>
        </draw:g>
        <draw:g>
          <draw:line draw:style-name="gr21" draw:text-style-name="P1" draw:layer="layout" svg:x1="13.6cm" svg:y1="17.343cm" svg:x2="18.479cm" svg:y2="17.343cm">
            <text:p/>
          </draw:line>
          <draw:frame draw:style-name="gr23" draw:text-style-name="P1" draw:layer="layout" svg:width="4.88cm" svg:height="2.231cm" svg:x="13.6cm" svg:y="16.228cm">
            <draw:text-box>
              <text:p text:style-name="P2"><text:span text:style-name="T5">reg_cry/neg/zero</text:span></text:p>
              <text:p text:style-name="P2"><text:span text:style-name="T5">reg_cznv</text:span></text:p>
              <text:p text:style-name="P2"><text:span text:style-name="T5">reg_ovr</text:span></text:p>
              <text:p text:style-name="P2"><text:span text:style-name="T5">reg_vv</text:span></text:p>
            </draw:text-box>
          </draw:frame>
        </draw:g>
        <draw:g>
          <draw:line draw:style-name="gr2" draw:text-style-name="P1" draw:layer="layout" svg:x1="13.548cm" svg:y1="15.521cm" svg:x2="18.479cm" svg:y2="15.521cm">
            <text:p/>
          </draw:line>
          <draw:frame draw:style-name="gr22" draw:text-style-name="P1" draw:layer="layout" svg:width="4.931cm" svg:height="1.215cm" svg:x="13.548cm" svg:y="14.914cm">
            <draw:text-box>
              <text:p text:style-name="P2"><text:span text:style-name="T5">inval_czn</text:span></text:p>
              <text:p text:style-name="P2"><text:span text:style-name="T5">inval_ovr</text:span></text:p>
            </draw:text-box>
          </draw:frame>
        </draw:g>
        <draw:g>
          <draw:line draw:style-name="gr2" draw:text-style-name="P1" draw:layer="layout" svg:x1="13.548cm" svg:y1="14.45cm" svg:x2="18.479cm" svg:y2="14.45cm">
            <text:p/>
          </draw:line>
          <draw:frame draw:style-name="gr22" draw:text-style-name="P1" draw:layer="layout" svg:width="4.931cm" svg:height="1.215cm" svg:x="13.548cm" svg:y="13.843cm">
            <draw:text-box>
              <text:p text:style-name="P2"><text:span text:style-name="T5">inval_adr1-2</text:span></text:p>
              <text:p text:style-name="P2"><text:span text:style-name="T5">inval1-2</text:span></text:p>
            </draw:text-box>
          </draw:frame>
        </draw:g>
        <draw:g>
          <draw:line draw:style-name="gr2" draw:text-style-name="P1" draw:layer="layout" svg:x1="13.548cm" svg:y1="13.2cm" svg:x2="18.479cm" svg:y2="13.2cm">
            <text:p/>
          </draw:line>
          <draw:frame draw:style-name="gr17" draw:text-style-name="P1" draw:layer="layout" svg:width="4.931cm" svg:height="0.707cm" svg:x="13.548cm" svg:y="12.847cm">
            <draw:text-box>
              <text:p text:style-name="P2"><text:span text:style-name="T5">inc_pc</text:span></text:p>
            </draw:text-box>
          </draw:frame>
        </draw:g>
        <draw:g>
          <draw:line draw:style-name="gr21" draw:text-style-name="P1" draw:layer="layout" svg:x1="13.6cm" svg:y1="12.2cm" svg:x2="18.479cm" svg:y2="12.2cm">
            <text:p/>
          </draw:line>
          <draw:frame draw:style-name="gr22" draw:text-style-name="P1" draw:layer="layout" svg:width="4.88cm" svg:height="1.215cm" svg:x="13.6cm" svg:y="11.593cm">
            <draw:text-box>
              <text:p text:style-name="P2"><text:span text:style-name="T5">reg_pc</text:span></text:p>
              <text:p text:style-name="P2"><text:span text:style-name="T5">reg_pcv</text:span></text:p>
            </draw:text-box>
          </draw:frame>
        </draw:g>
        <draw:polyline draw:style-name="gr2" draw:text-style-name="P1" draw:layer="layout" svg:width="12.052cm" svg:height="11.5cm" svg:x="13.548cm" svg:y="11.2cm" svg:viewBox="0 0 12053 11501" draw:points="0,0 9874,0 9874,11501 12053,11501">
          <text:p/>
        </draw:polyline>
        <draw:polyline draw:style-name="gr2" draw:text-style-name="P1" draw:layer="layout" svg:width="17.052cm" svg:height="14.5cm" svg:x="13.548cm" svg:y="10.2cm" svg:viewBox="0 0 17053 14501" draw:points="0,0 15453,0 15453,14501 17053,14501">
          <text:p/>
        </draw:polyline>
        <draw:frame draw:style-name="gr22" draw:text-style-name="P1" draw:layer="layout" svg:width="2.783cm" svg:height="1.215cm" svg:x="22.609cm" svg:y="15.093cm">
          <draw:text-box>
            <text:p text:style-name="P2"><text:span text:style-name="T4">dec2if_push</text:span></text:p>
            <text:p text:style-name="P2"><text:span text:style-name="T4">dec2if_pc_in</text:span></text:p>
          </draw:text-box>
        </draw:frame>
        <draw:frame draw:style-name="gr17" draw:text-style-name="P1" draw:layer="layout" svg:width="2.783cm" svg:height="0.707cm" svg:x="24.817cm" svg:y="9.693cm">
          <draw:text-box>
            <text:p text:style-name="P2"><text:span text:style-name="T4">dec2exe_push</text:span></text:p>
          </draw:text-box>
        </draw:frame>
        <draw:g>
          <draw:line draw:style-name="gr21" draw:text-style-name="P1" draw:layer="layout" svg:x1="13.548cm" svg:y1="6.521cm" svg:x2="25.999cm" svg:y2="6.521cm">
            <text:p/>
          </draw:line>
          <draw:frame draw:style-name="gr17" draw:text-style-name="P1" draw:layer="layout" svg:width="12.452cm" svg:height="0.707cm" svg:x="13.548cm" svg:y="6.168cm">
            <draw:text-box>
              <text:p text:style-name="P2"><text:span text:style-name="T5">next_state</text:span></text:p>
            </draw:text-box>
          </draw:frame>
        </draw:g>
        <draw:line draw:style-name="gr24" draw:text-style-name="P4" draw:layer="layout" svg:x1="28.2cm" svg:y1="21.9cm" svg:x2="28.6cm" svg:y2="21.9cm">
          <text:p/>
        </draw:line>
        <draw:line draw:style-name="gr24" draw:text-style-name="P4" draw:layer="layout" svg:x1="28.6cm" svg:y1="21.9cm" svg:x2="28.6cm" svg:y2="10.7cm">
          <text:p/>
        </draw:line>
        <draw:line draw:style-name="gr25" draw:text-style-name="P5" draw:layer="layout" svg:x1="28.7cm" svg:y1="10.7cm" svg:x2="13.6cm" svg:y2="10.7cm">
          <text:p/>
        </draw:line>
        <draw:frame draw:style-name="gr17" draw:text-style-name="P1" draw:layer="layout" svg:width="2.783cm" svg:height="0.707cm" svg:x="26.1cm" svg:y="10.1cm">
          <draw:text-box>
            <text:p text:style-name="P2"><text:span text:style-name="T4">dec2if_full</text:span></text:p>
          </draw:text-box>
        </draw:frame>
        <draw:line draw:style-name="gr26" draw:text-style-name="P5" draw:layer="layout" svg:x1="29.6cm" svg:y1="9.7cm" svg:x2="13.6cm" svg:y2="9.8cm">
          <text:p/>
        </draw:line>
        <draw:line draw:style-name="gr27" draw:text-style-name="P4" draw:layer="layout" svg:x1="29.6cm" svg:y1="9.7cm" svg:x2="29.6cm" svg:y2="21.013cm">
          <text:p/>
        </draw:line>
        <draw:line draw:style-name="gr24" draw:text-style-name="P4" draw:layer="layout" svg:x1="29.6cm" svg:y1="21cm" svg:x2="34cm" svg:y2="21cm">
          <text:p/>
        </draw:line>
        <draw:line draw:style-name="gr24" draw:text-style-name="P4" draw:layer="layout" svg:x1="33.2cm" svg:y1="24.7cm" svg:x2="34cm" svg:y2="24.7cm">
          <text:p/>
        </draw:line>
        <draw:line draw:style-name="gr24" draw:text-style-name="P4" draw:layer="layout" svg:x1="33.99cm" svg:y1="24.699cm" svg:x2="33.99cm" svg:y2="20.999cm">
          <text:p/>
        </draw:line>
        <draw:frame draw:style-name="gr17" draw:text-style-name="P1" draw:layer="layout" svg:width="2.783cm" svg:height="0.707cm" svg:x="22.7cm" svg:y="9.2cm">
          <draw:text-box>
            <text:p text:style-name="P2"><text:span text:style-name="T4">dec2exe_ful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20" svg:d="M10 0l-10 20h20z"/>
    <draw:marker draw:name="Marker_5f_1" draw:display-name="Marker_1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creator>Moi-Même </dc:creator>
    <dc:date>2017-01-08T19:11:45.290224847</dc:date>
    <dc:description/>
    <dc:language>fr-FR</dc:language>
    <dc:subject/>
    <dc:title/>
    <meta:creation-date>2017-01-06T01:36:35Z</meta:creation-date>
    <meta:initial-creator>AYRAULT Philippe</meta:initial-creator>
    <meta:keyword/>
    <meta:generator>LibreOffice/5.2.3.3$Linux_X86_64 LibreOffice_project/20$Build-3</meta:generator>
    <meta:editing-duration>PT14M47S</meta:editing-duration>
    <meta:editing-cycles>9</meta:editing-cycles>
    <meta:document-statistic meta:object-count="140"/>
    <meta:user-defined meta:name="category"/>
    <meta:user-defined meta:name="company">SYSTRA</meta:user-defined>
  </office:meta>
</office:document-meta>
</file>